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136717d"/>
    </style:style>
    <style:style style:name="P2" style:family="paragraph" style:parent-style-name="Text_20_body">
      <style:text-properties officeooo:rsid="01784571" officeooo:paragraph-rsid="01784571"/>
    </style:style>
    <style:style style:name="P3" style:family="paragraph" style:parent-style-name="Text_20_body">
      <style:text-properties officeooo:paragraph-rsid="01a9d703"/>
    </style:style>
    <style:style style:name="P4" style:family="paragraph" style:parent-style-name="Text_20_body">
      <style:text-properties officeooo:rsid="01da0b72" officeooo:paragraph-rsid="01da0b72"/>
    </style:style>
    <style:style style:name="P5" style:family="paragraph" style:parent-style-name="Text_20_body">
      <style:text-properties fo:font-weight="bold" officeooo:rsid="01e0bdc2" officeooo:paragraph-rsid="01e0bdc2" style:font-weight-asian="bold" style:font-weight-complex="bold"/>
    </style:style>
    <style:style style:name="P6" style:family="paragraph" style:parent-style-name="Text_20_body">
      <style:text-properties fo:font-weight="normal" officeooo:rsid="01dd15ca" officeooo:paragraph-rsid="01dd15ca" style:font-weight-asian="normal" style:font-weight-complex="normal"/>
    </style:style>
    <style:style style:name="P7" style:family="paragraph" style:parent-style-name="Text_20_body">
      <style:text-properties fo:font-weight="normal" officeooo:rsid="01dd15ca" officeooo:paragraph-rsid="01e22d0d" style:font-weight-asian="normal" style:font-weight-complex="normal"/>
    </style:style>
    <style:style style:name="P8" style:family="paragraph" style:parent-style-name="Text_20_body">
      <style:text-properties fo:font-weight="normal" officeooo:rsid="01dec0e9" officeooo:paragraph-rsid="01e22d0d" style:font-weight-asian="normal" style:font-weight-complex="normal"/>
    </style:style>
    <style:style style:name="P9" style:family="paragraph" style:parent-style-name="Text_20_body">
      <style:text-properties fo:font-weight="normal" officeooo:rsid="01ebc616" officeooo:paragraph-rsid="01ebc616" style:font-weight-asian="normal" style:font-weight-complex="normal"/>
    </style:style>
    <style:style style:name="P10" style:family="paragraph" style:parent-style-name="Text_20_body">
      <style:text-properties officeooo:paragraph-rsid="01d4803a"/>
    </style:style>
    <style:style style:name="P11" style:family="paragraph" style:parent-style-name="Text_20_body">
      <style:text-properties officeooo:paragraph-rsid="0159f874"/>
    </style:style>
    <style:style style:name="P12" style:family="paragraph" style:parent-style-name="Text_20_body">
      <style:text-properties officeooo:rsid="01e65c1c" officeooo:paragraph-rsid="01e65c1c"/>
    </style:style>
    <style:style style:name="P13" style:family="paragraph" style:parent-style-name="Text_20_body">
      <style:text-properties officeooo:paragraph-rsid="01e0bdc2"/>
    </style:style>
    <style:style style:name="P14" style:family="paragraph" style:parent-style-name="Text_20_body">
      <style:text-properties officeooo:paragraph-rsid="01e80788"/>
    </style:style>
    <style:style style:name="P15" style:family="paragraph" style:parent-style-name="Text_20_body">
      <style:text-properties officeooo:paragraph-rsid="01d34777"/>
    </style:style>
    <style:style style:name="P16" style:family="paragraph" style:parent-style-name="Text_20_body">
      <style:text-properties officeooo:rsid="01e916d3" officeooo:paragraph-rsid="01e916d3"/>
    </style:style>
    <style:style style:name="P17" style:family="paragraph" style:parent-style-name="Text_20_body">
      <style:text-properties officeooo:paragraph-rsid="01e916d3"/>
    </style:style>
    <style:style style:name="P18" style:family="paragraph" style:parent-style-name="Text_20_body">
      <style:text-properties officeooo:paragraph-rsid="01eb6352"/>
    </style:style>
    <style:style style:name="P19" style:family="paragraph" style:parent-style-name="Text_20_body">
      <style:text-properties officeooo:paragraph-rsid="01e35cbe"/>
    </style:style>
    <style:style style:name="P20" style:family="paragraph" style:parent-style-name="Text_20_body">
      <style:text-properties officeooo:paragraph-rsid="01e22d0d"/>
    </style:style>
    <style:style style:name="P21" style:family="paragraph" style:parent-style-name="Text_20_body">
      <style:text-properties officeooo:rsid="01d64504" officeooo:paragraph-rsid="01f82a6e"/>
    </style:style>
    <style:style style:name="P22" style:family="paragraph" style:parent-style-name="Text_20_body">
      <style:text-properties officeooo:paragraph-rsid="01f7e7ab"/>
    </style:style>
    <style:style style:name="P23" style:family="paragraph" style:parent-style-name="Text_20_body">
      <style:text-properties officeooo:paragraph-rsid="01e45ea1"/>
    </style:style>
    <style:style style:name="P24" style:family="paragraph" style:parent-style-name="Text_20_body">
      <style:text-properties officeooo:paragraph-rsid="01f82a6e"/>
    </style:style>
    <style:style style:name="P25" style:family="paragraph" style:parent-style-name="Text_20_body">
      <style:text-properties fo:font-weight="bold" officeooo:rsid="01e35cbe" officeooo:paragraph-rsid="01e35cbe" style:font-weight-asian="bold" style:font-weight-complex="bold"/>
    </style:style>
    <style:style style:name="P26" style:family="paragraph" style:parent-style-name="Text_20_body">
      <style:text-properties fo:font-weight="bold" officeooo:paragraph-rsid="01fc5c78"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2539c3" style:font-weight-asian="bold" style:font-weight-complex="bold"/>
    </style:style>
    <style:style style:name="T4" style:family="text">
      <style:text-properties fo:font-weight="bold" officeooo:rsid="0133d2b9" style:font-weight-asian="bold" style:font-weight-complex="bold"/>
    </style:style>
    <style:style style:name="T5" style:family="text">
      <style:text-properties fo:font-weight="bold" officeooo:rsid="0147670a" style:font-weight-asian="bold" style:font-weight-complex="bold"/>
    </style:style>
    <style:style style:name="T6" style:family="text">
      <style:text-properties fo:font-weight="bold" officeooo:rsid="0176f8f6" style:font-weight-asian="bold" style:font-weight-complex="bold"/>
    </style:style>
    <style:style style:name="T7" style:family="text">
      <style:text-properties fo:font-weight="bold" officeooo:rsid="01827b95" style:font-weight-asian="bold" style:font-weight-complex="bold"/>
    </style:style>
    <style:style style:name="T8" style:family="text">
      <style:text-properties fo:font-weight="bold" officeooo:rsid="01892d95" style:font-weight-asian="bold" style:font-weight-complex="bold"/>
    </style:style>
    <style:style style:name="T9" style:family="text">
      <style:text-properties fo:font-weight="bold" officeooo:rsid="019745fa" style:font-weight-asian="bold" style:font-weight-complex="bold"/>
    </style:style>
    <style:style style:name="T10" style:family="text">
      <style:text-properties fo:font-weight="bold" officeooo:rsid="017c1f14" style:font-weight-asian="bold" style:font-weight-complex="bold"/>
    </style:style>
    <style:style style:name="T11" style:family="text">
      <style:text-properties fo:font-weight="bold" officeooo:rsid="01a9d703" style:font-weight-asian="bold" style:font-weight-complex="bold"/>
    </style:style>
    <style:style style:name="T12" style:family="text">
      <style:text-properties fo:font-weight="bold" officeooo:rsid="01bb3fc4" style:font-weight-asian="bold" style:font-weight-complex="bold"/>
    </style:style>
    <style:style style:name="T13" style:family="text">
      <style:text-properties fo:font-weight="bold" officeooo:rsid="01c035ef" style:font-weight-asian="bold" style:font-weight-complex="bold"/>
    </style:style>
    <style:style style:name="T14" style:family="text">
      <style:text-properties fo:font-weight="bold" officeooo:rsid="01d34777" style:font-weight-asian="bold" style:font-weight-complex="bold"/>
    </style:style>
    <style:style style:name="T15" style:family="text">
      <style:text-properties fo:font-weight="bold" officeooo:rsid="01dd15ca" style:font-weight-asian="bold" style:font-weight-complex="bold"/>
    </style:style>
    <style:style style:name="T16" style:family="text">
      <style:text-properties fo:font-weight="bold" officeooo:rsid="01e22d0d" style:font-weight-asian="bold" style:font-weight-complex="bold"/>
    </style:style>
    <style:style style:name="T17" style:family="text">
      <style:text-properties fo:font-weight="bold" officeooo:rsid="01e45ea1" style:font-weight-asian="bold" style:font-weight-complex="bold"/>
    </style:style>
    <style:style style:name="T18" style:family="text">
      <style:text-properties fo:font-weight="bold" officeooo:rsid="01e65c1c" style:font-weight-asian="bold" style:font-weight-complex="bold"/>
    </style:style>
    <style:style style:name="T19" style:family="text">
      <style:text-properties fo:font-weight="bold" officeooo:rsid="01e35cbe" style:font-weight-asian="bold" style:font-weight-complex="bold"/>
    </style:style>
    <style:style style:name="T20" style:family="text">
      <style:text-properties fo:font-weight="bold" officeooo:rsid="01ebc616" style:font-weight-asian="bold" style:font-weight-complex="bold"/>
    </style:style>
    <style:style style:name="T21" style:family="text">
      <style:text-properties fo:font-weight="bold" officeooo:rsid="01f10469" style:font-weight-asian="bold" style:font-weight-complex="bold"/>
    </style:style>
    <style:style style:name="T22" style:family="text">
      <style:text-properties fo:font-weight="bold" officeooo:rsid="01f3aa95" style:font-weight-asian="bold" style:font-weight-complex="bold"/>
    </style:style>
    <style:style style:name="T23" style:family="text">
      <style:text-properties fo:font-weight="bold" officeooo:rsid="01f61765" style:font-weight-asian="bold" style:font-weight-complex="bold"/>
    </style:style>
    <style:style style:name="T24" style:family="text">
      <style:text-properties fo:font-weight="bold" officeooo:rsid="01f82a6e"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19a072c" style:font-weight-asian="normal" style:font-weight-complex="normal"/>
    </style:style>
    <style:style style:name="T27" style:family="text">
      <style:text-properties fo:font-weight="normal" officeooo:rsid="017c1f14" style:font-weight-asian="normal" style:font-weight-complex="normal"/>
    </style:style>
    <style:style style:name="T28" style:family="text">
      <style:text-properties fo:font-weight="normal" officeooo:rsid="01a9d703" style:font-weight-asian="normal" style:font-weight-complex="normal"/>
    </style:style>
    <style:style style:name="T29" style:family="text">
      <style:text-properties fo:font-weight="normal" officeooo:rsid="01af342d" style:font-weight-asian="normal" style:font-weight-complex="normal"/>
    </style:style>
    <style:style style:name="T30" style:family="text">
      <style:text-properties fo:font-weight="normal" officeooo:rsid="01bce1bd" style:font-weight-asian="normal" style:font-weight-complex="normal"/>
    </style:style>
    <style:style style:name="T31" style:family="text">
      <style:text-properties fo:font-weight="normal" officeooo:rsid="01d4803a" style:font-weight-asian="normal" style:font-weight-complex="normal"/>
    </style:style>
    <style:style style:name="T32" style:family="text">
      <style:text-properties fo:font-weight="normal" officeooo:rsid="01d64504" style:font-weight-asian="normal" style:font-weight-complex="normal"/>
    </style:style>
    <style:style style:name="T33" style:family="text">
      <style:text-properties fo:font-weight="normal" officeooo:rsid="01d34777" style:font-weight-asian="normal" style:font-weight-complex="normal"/>
    </style:style>
    <style:style style:name="T34" style:family="text">
      <style:text-properties fo:font-weight="normal" officeooo:rsid="01d6d17f" style:font-weight-asian="normal" style:font-weight-complex="normal"/>
    </style:style>
    <style:style style:name="T35" style:family="text">
      <style:text-properties fo:font-weight="normal" officeooo:rsid="01d85e91" style:font-weight-asian="normal" style:font-weight-complex="normal"/>
    </style:style>
    <style:style style:name="T36" style:family="text">
      <style:text-properties fo:font-weight="normal" officeooo:rsid="01da0b72" style:font-weight-asian="normal" style:font-weight-complex="normal"/>
    </style:style>
    <style:style style:name="T37" style:family="text">
      <style:text-properties fo:font-weight="normal" officeooo:rsid="01e0bdc2" style:font-weight-asian="normal" style:font-weight-complex="normal"/>
    </style:style>
    <style:style style:name="T38" style:family="text">
      <style:text-properties fo:font-weight="normal" officeooo:rsid="01e22d0d" style:font-weight-asian="normal" style:font-weight-complex="normal"/>
    </style:style>
    <style:style style:name="T39" style:family="text">
      <style:text-properties fo:font-weight="normal" officeooo:rsid="01e35cbe" style:font-weight-asian="normal" style:font-weight-complex="normal"/>
    </style:style>
    <style:style style:name="T40" style:family="text">
      <style:text-properties fo:font-weight="normal" officeooo:rsid="01e45ea1" style:font-weight-asian="normal" style:font-weight-complex="normal"/>
    </style:style>
    <style:style style:name="T41" style:family="text">
      <style:text-properties fo:font-weight="normal" officeooo:rsid="01e65c1c" style:font-weight-asian="normal" style:font-weight-complex="normal"/>
    </style:style>
    <style:style style:name="T42" style:family="text">
      <style:text-properties fo:font-weight="normal" officeooo:rsid="01e80788" style:font-weight-asian="normal" style:font-weight-complex="normal"/>
    </style:style>
    <style:style style:name="T43" style:family="text">
      <style:text-properties fo:font-weight="normal" officeooo:rsid="01e916d3" style:font-weight-asian="normal" style:font-weight-complex="normal"/>
    </style:style>
    <style:style style:name="T44" style:family="text">
      <style:text-properties fo:font-weight="normal" officeooo:rsid="01eb6352" style:font-weight-asian="normal" style:font-weight-complex="normal"/>
    </style:style>
    <style:style style:name="T45" style:family="text">
      <style:text-properties fo:font-weight="normal" officeooo:rsid="01ebc616" style:font-weight-asian="normal" style:font-weight-complex="normal"/>
    </style:style>
    <style:style style:name="T46" style:family="text">
      <style:text-properties fo:font-weight="normal" officeooo:rsid="01bb3fc4" style:font-weight-asian="normal" style:font-weight-complex="normal"/>
    </style:style>
    <style:style style:name="T47" style:family="text">
      <style:text-properties fo:font-weight="normal" officeooo:rsid="01c252a9" style:font-weight-asian="normal" style:font-weight-complex="normal"/>
    </style:style>
    <style:style style:name="T48" style:family="text">
      <style:text-properties fo:font-weight="normal" officeooo:rsid="01c2f2c5" style:font-weight-asian="normal" style:font-weight-complex="normal"/>
    </style:style>
    <style:style style:name="T49" style:family="text">
      <style:text-properties fo:font-weight="normal" officeooo:rsid="01ed535a" style:font-weight-asian="normal" style:font-weight-complex="normal"/>
    </style:style>
    <style:style style:name="T50" style:family="text">
      <style:text-properties fo:font-weight="normal" officeooo:rsid="01edfb0a" style:font-weight-asian="normal" style:font-weight-complex="normal"/>
    </style:style>
    <style:style style:name="T51" style:family="text">
      <style:text-properties fo:font-weight="normal" officeooo:rsid="01ef0d60" style:font-weight-asian="normal" style:font-weight-complex="normal"/>
    </style:style>
    <style:style style:name="T52" style:family="text">
      <style:text-properties fo:font-weight="normal" officeooo:rsid="01f3aa95" style:font-weight-asian="normal" style:font-weight-complex="normal"/>
    </style:style>
    <style:style style:name="T53" style:family="text">
      <style:text-properties fo:font-weight="normal" officeooo:rsid="01f4a045" style:font-weight-asian="normal" style:font-weight-complex="normal"/>
    </style:style>
    <style:style style:name="T54" style:family="text">
      <style:text-properties fo:font-weight="normal" officeooo:rsid="01f61765" style:font-weight-asian="normal" style:font-weight-complex="normal"/>
    </style:style>
    <style:style style:name="T55" style:family="text">
      <style:text-properties fo:font-weight="normal" officeooo:rsid="01f7e7ab" style:font-weight-asian="normal" style:font-weight-complex="normal"/>
    </style:style>
    <style:style style:name="T56" style:family="text">
      <style:text-properties fo:font-weight="normal" officeooo:rsid="01f82a6e" style:font-weight-asian="normal" style:font-weight-complex="normal"/>
    </style:style>
    <style:style style:name="T57" style:family="text">
      <style:text-properties fo:font-weight="normal" officeooo:rsid="01f94ba1" style:font-weight-asian="normal" style:font-weight-complex="normal"/>
    </style:style>
    <style:style style:name="T58" style:family="text">
      <style:text-properties fo:font-weight="normal" officeooo:rsid="01fa6244" style:font-weight-asian="normal" style:font-weight-complex="normal"/>
    </style:style>
    <style:style style:name="T59" style:family="text">
      <style:text-properties officeooo:rsid="00e51007"/>
    </style:style>
    <style:style style:name="T60" style:family="text">
      <style:text-properties officeooo:rsid="01548716"/>
    </style:style>
    <style:style style:name="T61" style:family="text">
      <style:text-properties style:text-position="super 58%" fo:font-weight="normal" style:font-weight-asian="normal" style:font-weight-complex="normal"/>
    </style:style>
    <style:style style:name="T62" style:family="text">
      <style:text-properties style:text-position="super 58%" fo:font-weight="normal" officeooo:rsid="01c252a9" style:font-weight-asian="normal" style:font-weight-complex="normal"/>
    </style:style>
    <style:style style:name="T63" style:family="text">
      <style:text-properties officeooo:rsid="0196c2bb"/>
    </style:style>
    <style:style style:name="T64" style:family="text">
      <style:text-properties officeooo:rsid="01a8df79"/>
    </style:style>
    <style:style style:name="T65" style:family="text">
      <style:text-properties officeooo:rsid="01dd15ca"/>
    </style:style>
    <style:style style:name="T66" style:family="text">
      <style:text-properties officeooo:rsid="01e22d0d"/>
    </style:style>
    <style:style style:name="T67" style:family="text">
      <style:text-properties officeooo:rsid="01e35cbe"/>
    </style:style>
    <style:style style:name="T68" style:family="text">
      <style:text-properties officeooo:rsid="01e65c1c"/>
    </style:style>
    <style:style style:name="T69" style:family="text">
      <style:text-properties officeooo:rsid="01e916d3"/>
    </style:style>
    <style:style style:name="T70" style:family="text">
      <style:text-properties officeooo:rsid="01e9a7f6"/>
    </style:style>
    <style:style style:name="T71" style:family="text">
      <style:text-properties officeooo:rsid="01eae3a0"/>
    </style:style>
    <style:style style:name="T72" style:family="text">
      <style:text-properties officeooo:rsid="01eb6352"/>
    </style:style>
    <style:style style:name="T73" style:family="text">
      <style:text-properties officeooo:rsid="01ebc616"/>
    </style:style>
    <style:style style:name="T74" style:family="text">
      <style:text-properties officeooo:rsid="01ed535a"/>
    </style:style>
    <style:style style:name="T75" style:family="text">
      <style:text-properties officeooo:rsid="01edfb0a"/>
    </style:style>
    <style:style style:name="T76" style:family="text">
      <style:text-properties officeooo:rsid="01f210e1"/>
    </style:style>
    <style:style style:name="T77" style:family="text">
      <style:text-properties officeooo:rsid="01f4a045"/>
    </style:style>
    <style:style style:name="T78" style:family="text">
      <style:text-properties officeooo:rsid="01f617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BCB IT Stuff recording <text:span text:style-name="T63">20 October</text:span> 201<text:span text:style-name="T60">6</text:span> transmission <text:span text:style-name="T64">20 Oct 18:00/21 Oct 13:30<text:line-break/>OUR CARTS 18848++ FINISHED CART 10312</text:span></text:p>
      <text:p text:style-name="P11"><text:span text:style-name="T2">[0]</text:span><text:span text:style-name="T59"> Welcome to I T Stuff for October 2016, our mature and serious reflection on the world of information technology. Mature and serious like 4chan, which has run out of money and is cuddling <text:s/>up to well, anybody, so long as they’re rich and unpleasant. I guess that rules out Kriss, Dick, and Shi. And I’m Ada Lovelace. It was my day last week, Ada Lovelace day. The idea is to fix tech’s diversity problems by celebrating the contribution of women in technology. So we had Ada Lovelace Day last Monday. Did it work? Like when you woke up on Tuesday, was everything fixed? No? Oh well. Same time next year then?</text:span></text:p>
      <text:p text:style-name="P12">Coming up in the show: <text:span text:style-name="T44">who’s been spying on you illegally, </text:span><text:span text:style-name="T53">what’s been bursting into flames, and why they’ve been watching Friends at Leeds Uni.</text:span></text:p>
      <text:p text:style-name="P8"><text:span text:style-name="T1">[2 Min]</text:span> But first, a<text:span text:style-name="T65"> couple of weeks ago you might have heard, that an old recording of the first computer generated music from the Ferranti Mk 1 in Manchester back in 1951. Here ya go! </text:span><text:span text:style-name="T15">[</text:span><text:span text:style-name="T21">OLD</text:span><text:span text:style-name="T15">MUSIC.WAV]</text:span></text:p>
      <text:p text:style-name="P7">The media threw the name of Alan Turing into the mix, for no real reason as the music program was actually made three years before that recording by Christopher Strachey, the Denotational Semantics man. <text:span text:style-name="T73">So who of us in the studio knows about denotational semantics?</text:span></text:p>
      <text:p text:style-name="P6"><text:span text:style-name="T67">Er,</text:span> now for something completely different, I am indebted to a coworker who draws our attention to github.audio which turns the realtime feed of github activity into, well, postmodern windchimes. <text:span text:style-name="T76">There’s a similar one for wikipedia, listen.hatnote.com - h</text:span>ere ya go! Let’s just let that run for a while and we’ll talk about something else. </text:p>
      <text:p text:style-name="P5">[<text:span text:style-name="T67">5</text:span> Min]<text:span text:style-name="T25"> </text:span><text:span text:style-name="T39">Let us consider the Samsung Galaxy Note 7. They’ve been bursting into flames across the planet, like tiny tumble driers. That includes some of the replacements that were supposed to be fixed. Oops. </text:span><text:span text:style-name="T43">For returns t</text:span><text:span text:style-name="T41">hey’ve had to make </text:span><text:span text:style-name="T43">multiple</text:span><text:span text:style-name="T41"> flameproof boxes </text:span><text:span text:style-name="T43">like a russian doll</text:span><text:span text:style-name="T41"> to ship </text:span><text:span text:style-name="T43">them</text:span><text:span text:style-name="T41"> back - literally ship, because they’re banned from air freight. </text:span><text:span text:style-name="T43">It’s</text:span><text:span text:style-name="T41"> yet another gadget where the battery isn’t replaceable. They’d have saved so much hassle and e-waste if it was. </text:span><text:span text:style-name="T44">By the way, if you’re worried, this thing wasn’t officially on sale in the UK.</text:span></text:p>
      <text:p text:style-name="P13"><text:span text:style-name="T38">There’s a mod for Grand Theft Auto 5 that turns in-game Note 7s into in-game hand grenades,</text:span><text:span text:style-name="T37"> cos Modding Games is actually the gateway drug </text:span><text:span text:style-name="T38">to Hacking, said the UK National Crime Agency. Turns out that the </text:span>National Cyber Crime Unit <text:span text:style-name="T66">has a</text:span> 'Prevent' team <text:span text:style-name="T66">and they’ve been doing outreach to games people to prevent them turning to the dark side.</text:span></text:p>
      <text:p text:style-name="P18"><text:span text:style-name="T18">[</text:span><text:span text:style-name="T20">8</text:span><text:span text:style-name="T18"> Min]</text:span><text:span text:style-name="T68"> If you want to find Cyber Crime: a couple of days ago Britain’s official </text:span>Investigatory Powers Tribunal <text:span text:style-name="T72">declared that the spooks were illegally spying on us all from 1998 to the end of last year. Apparently, back in 1998 they decided that if you squint just right at section 94 of the Telecommunications Act 1984 it almost reads as if they can do bulk data collection on everybody without restriction. So that’s just what they started doing, without telling anybody, and this is three years before 9/11, so they don’t even have that excuse.</text:span></text:p>
      <text:p text:style-name="P16">So let’s have a quick quiz.</text:p>
      <text:p text:style-name="P16"><text:span text:style-name="T71">1</text:span>. <text:span text:style-name="T70">Have they stopped? No. They just invited the regulator to regulate it and carried on the same.</text:span></text:p>
      <text:p text:style-name="P16"><text:span text:style-name="T71">2</text:span>. Did they say sorry <text:span text:style-name="T70">for misusing taxpayers money to illegally snoop on you and me</text:span>? <text:span text:style-name="T71">No. The new snoopers charter is going through the Lords right now and only the Lib Dems are voting against it.</text:span></text:p>
      <text:p text:style-name="P16">3. Are they going to delete all the data they illegally collected? <text:span text:style-name="T71">Ho Ho Ho nobody’s even asked.</text:span></text:p>
      <text:p text:style-name="P17"><text:span text:style-name="T69">“</text:span>The powers available to the security and intelligence agencies play a vital role in protecting the UK and its citizens. We are therefore pleased the Tribunal has confirmed the current lawfulness of the existing bulk communications data and bulk personal dataset regimes.”</text:p>
      <text:p text:style-name="P25"/>
      <text:p text:style-name="P25"><text:soft-page-break/></text:p>
      <text:p text:style-name="P19"><text:span text:style-name="T19">[</text:span><text:span text:style-name="T18">1</text:span><text:span text:style-name="T20">1</text:span><text:span text:style-name="T19"> Min]</text:span><text:span text:style-name="T39"> </text:span><text:span text:style-name="T50">More of the same I’m afraid with Yahoo. You’ll have heard the big news last month about pretty much everybody’s Yahoo details getting hacked, over a billion accounts, but what’s had less publicity is the revelation that Yahoo let the American spooks look through everybody’s Yahoo email at will. This happened </text:span><text:span text:style-name="T54">last year</text:span><text:span text:style-name="T50">, </text:span><text:span text:style-name="T51">and Yahoo’s top management didn’t tell their own security team what was going on. When they found it, they thought it was hackers, and when they were told what was really going on the head of security resigned and went to work for Facebook.</text:span></text:p>
      <text:p text:style-name="P14"><text:span text:style-name="T45">Now l</text:span><text:span text:style-name="T41">et’s see who’s in Anniversary Corner! </text:span><text:span text:style-name="T18">[ANNIVERSARY.WAV]</text:span><text:span text:style-name="T41"> It’s Yahoo, because seven years ago on 26</text:span><text:span text:style-name="T42">th</text:span><text:span text:style-name="T41"> O</text:span><text:span text:style-name="T42">ctober</text:span><text:span text:style-name="T41"> 2009</text:span><text:span text:style-name="T25"> Y</text:span><text:span text:style-name="T42">ahoo</text:span><text:span text:style-name="T25"> </text:span><text:span text:style-name="T42">killed Geocities.</text:span><text:span text:style-name="T25"> NEVER FORGET.</text:span></text:p>
      <text:p text:style-name="P15"><text:span text:style-name="T6">[</text:span><text:span text:style-name="T10">1</text:span><text:span text:style-name="T20">4</text:span><text:span text:style-name="T10"> Min]</text:span><text:span text:style-name="T27"> </text:span><text:span text:style-name="T26">You’re listening to IT Stuff on BCB Radio 106.6 FM. </text:span><text:span text:style-name="T45">Coming up, World of Stuff and the Yorkshire Games Festival.</text:span></text:p>
      <text:p text:style-name="P10"><text:span text:style-name="T45">But first, a w</text:span><text:span text:style-name="T31">ord of advice to the Talk Talk sales team in Shipley Market Place, er yesterday afternoon when I pointed out that Talk Talk ha</text:span><text:span text:style-name="T34">ve just</text:span><text:span text:style-name="T31"> been fined </text:span><text:span text:style-name="T35">four hundred thousand</text:span><text:span text:style-name="T31"> quid for </text:span><text:span text:style-name="T34">last</text:span><text:span text:style-name="T31"> year’s hacking disaster, laughing your head off is not </text:span><text:span text:style-name="T35">an </text:span><text:span text:style-name="T31">appropriate </text:span><text:span text:style-name="T35">reaction</text:span><text:span text:style-name="T31">. </text:span><text:span text:style-name="T34">Seriously. </text:span><text:span text:style-name="T35">The Information Commissioner’s report </text:span><text:span text:style-name="T45">i</text:span><text:span text:style-name="T36">s </text:span><text:span text:style-name="T45">just out. What leaked was </text:span><text:span text:style-name="T36">a database that </text:span><text:span text:style-name="T40">came from the</text:span><text:span text:style-name="T36"> Tiscali</text:span><text:span text:style-name="T40"> takeover back</text:span><text:span text:style-name="T36"> in 2009. TalkTalk was “unaware the vulnerable pages existed or that they enabled access to a database that held customer information</text:span><text:span text:style-name="T45">[...]</text:span> the installed version of the database software was outdated and no longer supported <text:span text:style-name="T73">[and]</text:span> was affected by a bug – for which a fix was available. The bug allowed the attacker to bypass access restrictions. Had it been fixed, this would not have been possible.”</text:p>
      <text:p text:style-name="P4"><text:span text:style-name="T17">[</text:span><text:span text:style-name="T22">1</text:span><text:span text:style-name="T20">6</text:span><text:span text:style-name="T17"> Min]</text:span><text:span text:style-name="T40"> </text:span><text:span text:style-name="T29">O</text:span><text:span text:style-name="T25">k, while I calm down here is </text:span><text:span text:style-name="T58">Shi’s </text:span><text:span text:style-name="T25">World of Stuff. </text:span><text:span text:style-name="T16">[WORLDOFSTUFF.WAV]</text:span></text:p>
      <text:p text:style-name="P20"><text:span text:style-name="T38">Not much stuff this time Shi? </text:span><text:span text:style-name="T52">Your CHIP still hasn’t turned up? No, and now they’ve announced the CHIP Pro. </text:span><text:span text:style-name="T54">Another little thing, 1GHz ARM with audio and wifi for $16. </text:span>Available Dec 2016 <text:span text:style-name="T77">it says. </text:span></text:p>
      <text:p text:style-name="P9"><text:span text:style-name="T75">Y</text:span>ou’ve been <text:span text:style-name="T78">over</text:span> <text:span text:style-name="T74">in Media City with Sensory Soundpit, go on tell us all about it!</text:span></text:p>
      <text:p text:style-name="P22"><text:span text:style-name="T23">[19 Min]</text:span><text:span text:style-name="T54"> Lets also mention a</text:span><text:span text:style-name="T50">n Artificial Intelligence project at Leeds University. </text:span><text:span text:style-name="T25">The</text:span><text:span text:style-name="T55">ir aim</text:span><text:span text:style-name="T25"> is, </text:span><text:span text:style-name="T55">quote,</text:span><text:span text:style-name="T25"> to build virtual talking avatars of characters fully automatically from TV shows. </text:span><text:span text:style-name="T55">So they fed it the whole of Friends (97 hours). </text:span><text:span text:style-name="T57">Currently i</text:span><text:span text:style-name="T55">t isolates the audio, and isolates the faces, and synthesizes the faces saying something new. Here’s a clip: </text:span><text:span text:style-name="T24">[FIENDS.WAV]</text:span></text:p>
      <text:p text:style-name="P23"><text:span text:style-name="T17">[</text:span><text:span text:style-name="T22">21</text:span><text:span text:style-name="T17"> Min]</text:span><text:span text:style-name="T40"> </text:span><text:span text:style-name="T45">I guess that brings us to the Yorkshire Games Festival </text:span><text:span text:style-name="T46">at the National Media Museum </text:span><text:span text:style-name="T47">and </text:span><text:span text:style-name="T49">at Bradford</text:span><text:span text:style-name="T47"> University</text:span><text:span text:style-name="T46">, </text:span><text:span text:style-name="T47">November 9</text:span><text:span text:style-name="T62">th</text:span><text:span text:style-name="T47"> to thirteenth. There’ll be some big names there </text:span><text:span text:style-name="T48">like</text:span><text:span text:style-name="T47"> </text:span><text:span text:style-name="Strong_20_Emphasis"><text:span text:style-name="T47">Brenda </text:span></text:span><text:span text:style-name="Strong_20_Emphasis"><text:span text:style-name="T48">and John Romero, Pokemon </text:span></text:span><text:span text:style-name="Strong_20_Emphasis"><text:span text:style-name="T49">Go</text:span></text:span><text:span text:style-name="Strong_20_Emphasis"><text:span text:style-name="T48"> (</text:span></text:span><text:span text:style-name="Strong_20_Emphasis"><text:span text:style-name="T49">that old thing</text:span></text:span><text:span text:style-name="Strong_20_Emphasis"><text:span text:style-name="T48">) </text:span></text:span><text:span text:style-name="Strong_20_Emphasis"><text:span text:style-name="T49">and other stuff. Anything we particularly want to </text:span></text:span><text:span text:style-name="Strong_20_Emphasis"><text:span text:style-name="T58">point ou</text:span></text:span><text:span text:style-name="Strong_20_Emphasis"><text:span text:style-name="T49">t? </text:span></text:span><text:span text:style-name="Strong_20_Emphasis"><text:span text:style-name="T58">You can get all the deets at the </text:span></text:span><text:span text:style-name="Strong_20_Emphasis"><text:span text:style-name="T46">National </text:span></text:span><text:span text:style-name="Strong_20_Emphasis"><text:span text:style-name="T58">Media Museum website. </text:span></text:span></text:p>
      <text:p text:style-name="P3"><text:span text:style-name="T9">[</text:span><text:span text:style-name="T11">2</text:span><text:span text:style-name="T13">4 </text:span><text:span text:style-name="T11">Min]</text:span><text:span text:style-name="T28"> </text:span><text:span text:style-name="T56">W</text:span><text:span text:style-name="T32">ell that’s about all for now. </text:span><text:span text:style-name="T56">W</text:span><text:span text:style-name="T52">e didn’t have time to talk about </text:span><text:span text:style-name="T56">Mark Rittman of Hove</text:span><text:span text:style-name="T52"> who spent eleven hours trying to set up his new wifi enabled kettle, and we didn’t have time to mention the Mercedes bloke who’</text:span><text:span text:style-name="T56">s just</text:span><text:span text:style-name="T52"> said that if a self driving car has a choice between killing its owner or mowing down pedestrians, it should mow down the pedestrians </text:span><text:span text:style-name="T56">every time, no question.</text:span></text:p>
      <text:p text:style-name="P21"><text:span text:style-name="T56">Before we go two more upcoming</text:span><text:span text:style-name="T31"> event</text:span><text:span text:style-name="T56">s</text:span><text:span text:style-name="T31">, </text:span><text:span text:style-name="T25">this coming Saturday 22</text:span><text:span text:style-name="T61">nd</text:span><text:span text:style-name="T25"> October is International Caps Lock Day. I said INTERNATIONAL CAPS LOCK DAY. </text:span><text:span text:style-name="T56">And then, b</text:span><text:span text:style-name="T25">efore the next show our mate Dick here and his fiancee Sarah will be getting married! </text:span><text:span text:style-name="T30">S</text:span><text:span text:style-name="T33">o for </text:span><text:span text:style-name="T56">you and her</text:span><text:span text:style-name="T33">, off the new album from The Wedding Present this is Bear. Tarra!</text:span></text:p>
      <text:p text:style-name="P2"><text:span text:style-name="T6">[</text:span><text:span text:style-name="T1">2</text:span><text:span text:style-name="T11">5</text:span><text:span text:style-name="T1"> min </text:span><text:span text:style-name="T22">34</text:span><text:span text:style-name="T7"> sec</text:span><text:span text:style-name="T1">] </text:span><text:span text:style-name="T14">OCT</text:span><text:span text:style-name="T12">MUSIC</text:span><text:span text:style-name="T11">.WAV</text:span><text:span text:style-name="T1"> </text:span><text:span text:style-name="T8">[</text:span><text:span text:style-name="T11">4</text:span><text:span text:style-name="T8"> min </text:span><text:span text:style-name="T22">18 sec</text:span><text:span text:style-name="T8">]</text:span></text:p>
      <text:p text:style-name="P1"><text:span text:style-name="T3">[29 min 5</text:span><text:span text:style-name="T4">2</text:span><text:span text:style-name="T3"> sec] end</text:span></text:p>
      <text:p text:style-name="P24"><text:span text:style-name="T3">M</text:span><text:span text:style-name="T5">usicstuffs:<text:line-break/></text:span><text:span text:style-name="T24">The Wedding Present - Bear</text:span><text:span text:style-name="T5"><text:line-break/></text:span><text:span text:style-name="T24">https://www.youtube.com/watch?v=CvBRlqsTS7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6-10-20T13:58:41.804654322</dc:date>
    <meta:editing-duration>PT10H23M13S</meta:editing-duration>
    <meta:editing-cycles>84</meta:editing-cycles>
    <meta:generator>LibreOffice/5.2.1.2$Linux_X86_64 LibreOffice_project/20m0$Build-2</meta:generator>
    <meta:document-statistic meta:table-count="0" meta:image-count="0" meta:object-count="0" meta:page-count="2" meta:paragraph-count="28" meta:word-count="1282" meta:character-count="7391" meta:non-whitespace-character-count="6132"/>
  </office:meta>
</office:document-meta>
</file>